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voyer le compilateur et le rapport au plus tard le 22/10</text:p>
      <text:p text:style-name="Standard"/>
      <text:p text:style-name="Standard">Envoyer le rapport en pdf.</text:p>
      <text:p text:style-name="Standard">Pour le code envoie en ZIP ou TGZ</text:p>
      <text:p text:style-name="Standard"/>
      <text:p text:style-name="Standard">A envoyer : code + readme</text:p>
      <text:p text:style-name="Standard">Dans le readme expliquer comment lancer le compilateur</text:p>
      <text:p text:style-name="Standard"/>
      <text:p text:style-name="Standard">Pour le compilateur : le code a compiler doit être lu soit en ligne de commande soit par l'entrée standard</text:p>
      <text:p text:style-name="Standard">idem pour le code assembleur, il doit être renvoyer sur la sortie standard</text:p>
      <text:p text:style-name="Standard"/>
      <text:p text:style-name="Standard">Le compilateur doit se terminer proprement : </text:p>
      <text:list xml:id="list3695471597145536546" text:style-name="L1">
        <text:list-item>
          <text:p text:style-name="P1">Ne pas planter (Lancer une exception : OK) mais pas d'exception non maîtrisée </text:p>
        </text:list-item>
        <text:list-item>
          <text:p text:style-name="P1">Ne pas produire du code faux</text:p>
        </text:list-item>
      </text:list>
      <text:p text:style-name="Standard"/>
      <text:p text:style-name="Standard">Rendre les messages d'erreur explicite !</text:p>
      <text:p text:style-name="Standard"/>
      <text:p text:style-name="Standard">Expliquer où on en est dans le code : fonction, instruction, expression. Dire si on en est au fonction pour que le prof test tout dans le int main()</text:p>
      <text:p text:style-name="Standard">Le prof va tester : </text:p>
      <text:list xml:id="list7890069952860997404" text:style-name="L2">
        <text:list-item>
          <text:p text:style-name="P2">expressions</text:p>
        </text:list-item>
        <text:list-item>
          <text:p text:style-name="P2">variables</text:p>
        </text:list-item>
        <text:list-item>
          <text:p text:style-name="P2">conditionnelles</text:p>
        </text:list-item>
        <text:list-item>
          <text:p text:style-name="P2">boucles</text:p>
        </text:list-item>
        <text:list-item>
          <text:p text:style-name="P2">fonctions (avec et sans paramètre, avec et sans return)</text:p>
        </text:list-item>
        <text:list-item>
          <text:p text:style-name="P2">pointeurs </text:p>
        </text:list-item>
        <text:list-item>
          <text:p text:style-name="P2">tableau</text:p>
        </text:list-item>
      </text:list>
      <text:p text:style-name="Standard"/>
      <text:p text:style-name="Standard">Le tout sera mixé ensemble.</text:p>
      <text:p text:style-name="Standard">Faire bien attention à tester tous les cas possible et noter ce qui fonctionne ou pas.Tester aussi la récursivité.</text:p>
      <text:p text:style-name="Standard"/>
      <text:p text:style-name="Standard"/>
      <text:p text:style-name="Standard">Pour le rapport :</text:p>
      <text:p text:style-name="Standard">Expliquer comment on a fait, tester et est ce qui ça marche ou pas sur tout les points mentionnés à tester juste avant.</text:p>
      <text:p text:style-name="Standard">Montrer que l'on a réfléchit aux différentes manières de faire ces choses la. Quand ça ne fonctionne pas, bien expliquer ce qui ne fonctionne pas et pourquoi.</text:p>
      <text:p text:style-name="Standard">Pour ce qui ne marche pas : est ce que l'on a planté proprement sans générer de code assembleur. Faire un bilan global du compilateur et décrire quelles ont été nos plus grandes difficultés</text:p>
      <text:p text:style-name="Standard"/>
      <text:p text:style-name="Standard">Bien supprimer tout les fichier, même les ficher caché dans le répertoire que l'on va envoyer. Pour GIT, bien supprimer les 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3T13:41:07.76</meta:creation-date>
    <dc:date>2023-10-15T13:42:34.91</dc:date>
    <meta:editing-duration>PT3H3M47S</meta:editing-duration>
    <meta:editing-cycles>37</meta:editing-cycles>
    <meta:generator>OpenOffice/4.1.14$Win32 OpenOffice.org_project/4114m1$Build-9811</meta:generator>
    <meta:document-statistic meta:table-count="0" meta:image-count="0" meta:object-count="0" meta:page-count="1" meta:paragraph-count="27" meta:word-count="295" meta:character-count="1610"/>
  </office:meta>
</office:document-meta>
</file>